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draw:fill="solid" draw:fill-color="#0070c0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solid" draw:fill="solid" draw:fill-color="#ffc000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solid" draw:fill="none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1" style:family="paragraph">
      <style:text-properties fo:font-size="18pt"/>
    </style:style>
    <style:style style:name="P2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T1" style:family="text">
      <style:text-properties fo:color="#ffff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name="Title 1" presentation:style-name="pr1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2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custom-shape draw:name="TextBox 3" draw:style-name="gr1" draw:text-style-name="P1" draw:layer="layout" svg:width="6.547cm" svg:height="1.025cm" svg:x="3.77cm" svg:y="8.93cm">
          <text:p text:style-name="P2"><text:span text:style-name="T1">Text in yellow color</text:span></text:p>
          <draw:enhanced-geometry svg:viewBox="0 0 21600 21600" draw:type="rectangle" draw:enhanced-path="M 0 0 L 21600 0 21600 21600 0 21600 0 0 Z N"/>
        </draw:custom-shape>
        <draw:custom-shape draw:name="TextBox 4" draw:style-name="gr2" draw:text-style-name="P1" draw:layer="layout" svg:width="5.952cm" svg:height="1.025cm" svg:x="17.463cm" svg:y="9.327cm">
          <text:p text:style-name="P2"><text:span text:style-name="T2">Text in black col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solid" draw:fill="non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soli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6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text-properties fo:font-size="18pt" style:font-size-asian="14pt" style:font-size-complex="14pt"/>
    </style:style>
    <style:style style:name="MP11" style:family="paragraph">
      <style:paragraph-properties fo:text-align="center"/>
      <style:text-properties fo:font-size="18pt" style:font-size-asian="14pt" style:font-size-complex="14pt"/>
    </style:style>
    <style:style style:name="MP12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  <text:list>
                                    <text:list-item>
                                      <text:p text:style-name="MP4"><text:span text:style-name="MT2">Seventh Outline Level</text:span></text:p>
                                      <text:list>
                                        <text:list-item>
                                          <text:p text:style-name="MP4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6"><presentation:date-time/></text:span><text:span text:style-name="MT6"><text:date style:data-style-name="D1" text:date-value="2010-02-27">27/02/10</text:date></text:span></text:p>
        </draw:text-box>
      </draw:frame>
      <draw:frame draw:name="Footer Placeholder 4" presentation:style-name="Mpr3" draw:text-style-name="MP11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6"><text:page-number>&lt;number&gt;</text:page-number></text:span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2-27T05:38:19</dc:date>
    <meta:document-statistic meta:object-count="27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